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GrammarBuilder.stringToXIS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Builder.printU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GrammarBuilder.main( String argv [ ]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41">
            <text:p text:style-name="Table_20_Contents">41</text:p>
          </table:table-cell>
          <table:table-cell office:value-type="float" office:value="157">
            <text:p text:style-name="Table_20_Contents">1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